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Mangal1" svg:font-family="Mangal"/>
    <style:font-face style:name="Segoe UI1" svg:font-family="'Segoe UI'"/>
    <style:font-face style:name="Segoe UI2" svg:font-family="'Segoe UI', sans-serif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Segoe UI" fo:font-size="11pt" officeooo:rsid="000d67b6" officeooo:paragraph-rsid="000d67b6" style:font-size-asian="11pt" style:font-size-complex="11pt"/>
    </style:style>
    <style:style style:name="P2" style:family="paragraph" style:parent-style-name="Standard">
      <style:text-properties style:font-name="Segoe UI" fo:font-size="11pt" officeooo:rsid="00103766" officeooo:paragraph-rsid="00103766" style:font-size-asian="11pt" style:font-size-complex="11pt"/>
    </style:style>
    <style:style style:name="P3" style:family="paragraph" style:parent-style-name="Standard">
      <style:text-properties style:font-name="Segoe UI" fo:font-size="11pt" officeooo:rsid="001352ce" officeooo:paragraph-rsid="001352ce" style:font-size-asian="11pt" style:font-size-complex="11pt"/>
    </style:style>
    <style:style style:name="P4" style:family="paragraph" style:parent-style-name="Standard">
      <style:text-properties style:font-name="Segoe UI" fo:font-size="11pt" officeooo:rsid="001352ce" officeooo:paragraph-rsid="00143853" style:font-size-asian="11pt" style:font-size-complex="11pt"/>
    </style:style>
    <style:style style:name="T1" style:family="text">
      <style:text-properties officeooo:rsid="000d67b6"/>
    </style:style>
    <style:style style:name="T2" style:family="text">
      <style:text-properties fo:font-variant="normal" fo:text-transform="none" fo:color="#000000" style:font-name="Segoe UI1" fo:font-size="12pt" fo:letter-spacing="normal" fo:font-style="normal" fo:font-weight="normal" officeooo:rsid="00143853"/>
    </style:style>
    <style:style style:name="T3" style:family="text">
      <style:text-properties fo:font-variant="normal" fo:text-transform="none" fo:color="#000000" style:font-name="Segoe UI1" fo:letter-spacing="normal" fo:font-style="normal" fo:font-weight="normal" officeooo:rsid="00103766"/>
    </style:style>
    <style:style style:name="T4" style:family="text">
      <style:text-properties fo:font-variant="normal" fo:text-transform="none" fo:color="#000000" style:font-name="Segoe UI1" fo:letter-spacing="normal" fo:font-style="normal" fo:font-weight="normal" officeooo:rsid="00143853"/>
    </style:style>
    <style:style style:name="T5" style:family="text">
      <style:text-properties fo:font-variant="normal" fo:text-transform="none" fo:color="#000000" style:font-name="Segoe UI2" fo:font-size="12pt" fo:letter-spacing="normal" fo:font-style="normal" fo:font-weight="normal"/>
    </style:style>
    <style:style style:name="T6" style:family="text">
      <style:text-properties style:font-name="Segoe UI1"/>
    </style:style>
    <style:style style:name="T7" style:family="text">
      <style:text-properties style:font-name="Segoe UI1" officeooo:rsid="00103766"/>
    </style:style>
    <style:style style:name="T8" style:family="text">
      <style:text-properties officeooo:rsid="0011dd8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obo,</text:p>
      <text:p text:style-name="P1">u sledeća dva emajla sam iskopirala preporuke ( u 1.emajl na ENGLESKOM a u 2.emajl SRPSKOM ). Ako ti Levi9 pošalje emajl u kome im je potrebna preporuka na ENGLESKOM molim te prekopiraj i pošalji im telo sledećeg emajla ( naslov emajla je: Preporuka za Ingrid na ENGLESKOM ). </text:p>
      <text:p text:style-name="P1"/>
      <text:p text:style-name="P1">Ako ti Levi9 pošalje emajl u kome im je potrebna preporuka na SRPSKOM molim te prekopiraj i pošalji im telo zadnjeg emajla ( naslov emajla je: Preporuka za Ingrid na SRPSKOM ).</text:p>
      <text:p text:style-name="P1"/>
      <text:p text:style-name="P2">Ja <text:span text:style-name="T1">ć</text:span>u ti poslati SMS kada konkuri<text:span text:style-name="T6">š</text:span>em za posao ( verovatno slede<text:span text:style-name="T6">ć</text:span>ih dana – prvo moram da kontaktiram Stanku zbog druge preporuke ). Posle toga <text:span text:style-name="T1">ć</text:span>e t<text:span text:style-name="T8">i</text:span> kompanija mo<text:span text:style-name="T6">ž</text:span>da poslati emajl, da im po<text:span text:style-name="T6">šalješ preporuku. Kada ti pošalju emajl molim te nazovi me ili mi pošalji SMS.</text:span></text:p>
      <text:p text:style-name="P2"><text:span text:style-name="T6"/></text:p>
      <text:p text:style-name="P3"><text:span text:style-name="T6">Molim te nemoj obrisati slede</text:span><text:span text:style-name="T1">ća </text:span>2 emajla koje <text:span text:style-name="T1">ć</text:span>u ti poslati jer su to preporuke. Ako ti kompanija po<text:span text:style-name="T1">šalje </text:span>emajl, klikni na Reply i u odgovoru im iskopiraj ( Ctrl + C ) odgovaraju<text:span text:style-name="T1">ć</text:span>u preporuku i po<text:span text:style-name="T7">š</text:span><text:span text:style-name="T6">alji emajl.</text:span></text:p>
      <text:p text:style-name="P3"><text:span text:style-name="T6"/></text:p>
      <text:p text:style-name="P4"><text:span text:style-name="T5">U ovom slu</text:span><text:span text:style-name="T2">čaju se vidi celo ime u gmail-u ali se ne vidi Levi9 Serbia. Da vidi</text:span><text:span text:style-name="T3">š </text:span><text:span text:style-name="T4">Levi9 Serbia moraš da otvoriš email. Kada ti pošaljem SMS da sam konkurisala za posao posle toga obrati pažnju da li ti je neko iz Levi9 poslao nešt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Helvetica, sans-serif"/>
    <style:font-face style:name="Mangal1" svg:font-family="Mangal"/>
    <style:font-face style:name="Segoe UI1" svg:font-family="'Segoe UI'"/>
    <style:font-face style:name="Segoe UI2" svg:font-family="'Segoe UI', sans-serif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25T11:02:10.193000000</meta:creation-date>
    <dc:date>2022-04-25T12:16:02.464000000</dc:date>
    <meta:editing-duration>PT12M16S</meta:editing-duration>
    <meta:editing-cycles>2</meta:editing-cycles>
    <meta:generator>LibreOffice/5.4.7.2$Windows_X86_64 LibreOffice_project/c838ef25c16710f8838b1faec480ebba495259d0</meta:generator>
    <meta:document-statistic meta:table-count="0" meta:image-count="0" meta:object-count="0" meta:page-count="1" meta:paragraph-count="6" meta:word-count="211" meta:character-count="1159" meta:non-whitespace-character-count="952"/>
  </office:meta>
</office:document-meta>
</file>